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54.056825722386" calcext:value-type="float">
            <text:p>754.056825722386</text:p>
          </table:table-cell>
        </table:table-row>
        <table:table-row table:style-name="ro1">
          <table:table-cell office:value-type="float" office:value="723.505238177924" calcext:value-type="float">
            <text:p>723.505238177924</text:p>
          </table:table-cell>
        </table:table-row>
        <table:table-row table:style-name="ro1">
          <table:table-cell office:value-type="float" office:value="757.483941340444" calcext:value-type="float">
            <text:p>757.483941340444</text:p>
          </table:table-cell>
        </table:table-row>
        <table:table-row table:style-name="ro1">
          <table:table-cell office:value-type="float" office:value="736.686237964389" calcext:value-type="float">
            <text:p>736.686237964389</text:p>
          </table:table-cell>
        </table:table-row>
        <table:table-row table:style-name="ro1">
          <table:table-cell office:value-type="float" office:value="752.564363067151" calcext:value-type="float">
            <text:p>752.564363067151</text:p>
          </table:table-cell>
        </table:table-row>
        <table:table-row table:style-name="ro1">
          <table:table-cell office:value-type="float" office:value="756.629970113116" calcext:value-type="float">
            <text:p>756.629970113116</text:p>
          </table:table-cell>
        </table:table-row>
        <table:table-row table:style-name="ro1">
          <table:table-cell office:value-type="float" office:value="724.73221144787" calcext:value-type="float">
            <text:p>724.73221144787</text:p>
          </table:table-cell>
        </table:table-row>
        <table:table-row table:style-name="ro1">
          <table:table-cell office:value-type="float" office:value="750.46904315197" calcext:value-type="float">
            <text:p>750.46904315197</text:p>
          </table:table-cell>
        </table:table-row>
        <table:table-row table:style-name="ro1">
          <table:table-cell office:value-type="float" office:value="729.091479107884" calcext:value-type="float">
            <text:p>729.091479107884</text:p>
          </table:table-cell>
        </table:table-row>
        <table:table-row table:style-name="ro1">
          <table:table-cell office:value-type="float" office:value="756.647145170321" calcext:value-type="float">
            <text:p>756.647145170321</text:p>
          </table:table-cell>
        </table:table-row>
        <table:table-row table:style-name="ro1">
          <table:table-cell/>
        </table:table-row>
        <table:table-row table:style-name="ro1">
          <table:table-cell table:formula="of:=AVERAGE([.A1:.A10])" office:value-type="float" office:value="744.186645526345" calcext:value-type="float">
            <text:p>744.1866455263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06:37:50.706964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0:18:32.247008002</meta:creation-date>
    <dc:date>2018-10-02T06:38:06.639966134</dc:date>
    <dc:creator>Davide Ancona</dc:creator>
    <meta:editing-duration>PT4M42S</meta:editing-duration>
    <meta:editing-cycles>3</meta:editing-cycles>
    <meta:generator>LibreOffice/5.3.7.2.0$Linux_X86_64 LibreOffice_project/30$Build-2</meta:generator>
    <meta:document-statistic meta:table-count="1" meta:cell-count="11" meta:object-count="0"/>
  </office:meta>
</office:document-meta>
</file>